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100.96mm" svg:y="0mm">
            <loext:p draw:notify-on-update-of-ranges="Hoja1.A1:Hoja1.A1 Hoja1.A2:Hoja1.A11 Hoja1.B1:Hoja1.B1 Hoja1.B2:Hoja1.B11 Hoja1.A1:Hoja1.A1 Hoja1.A2:Hoja1.A11 Hoja1.C1:Hoja1.C1 Hoja1.C2:Hoja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mensió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399" calcext:value-type="float">
            <text:p>0,002399</text:p>
          </table:table-cell>
          <table:table-cell office:value-type="float" office:value="0.0021" calcext:value-type="float">
            <text:p>0,00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8472" calcext:value-type="float">
            <text:p>0,008472</text:p>
          </table:table-cell>
          <table:table-cell office:value-type="float" office:value="0.00565" calcext:value-type="float">
            <text:p>0,0056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18847" calcext:value-type="float">
            <text:p>0,018847</text:p>
          </table:table-cell>
          <table:table-cell office:value-type="float" office:value="0.01275" calcext:value-type="float">
            <text:p>0,012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33632" calcext:value-type="float">
            <text:p>0,033632</text:p>
          </table:table-cell>
          <table:table-cell office:value-type="float" office:value="0.0231" calcext:value-type="float">
            <text:p>0,023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52728" calcext:value-type="float">
            <text:p>0,052728</text:p>
          </table:table-cell>
          <table:table-cell office:value-type="float" office:value="0.03885" calcext:value-type="float">
            <text:p>0,0388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75485" calcext:value-type="float">
            <text:p>0,075485</text:p>
          </table:table-cell>
          <table:table-cell office:value-type="float" office:value="0.05475" calcext:value-type="float">
            <text:p>0,054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10395" calcext:value-type="float">
            <text:p>0,10395</text:p>
          </table:table-cell>
          <table:table-cell office:value-type="float" office:value="0.07615" calcext:value-type="float">
            <text:p>0,0761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137104" calcext:value-type="float">
            <text:p>0,137104</text:p>
          </table:table-cell>
          <table:table-cell office:value-type="float" office:value="0.10175" calcext:value-type="float">
            <text:p>0,1017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1753" calcext:value-type="float">
            <text:p>0,1753</text:p>
          </table:table-cell>
          <table:table-cell office:value-type="float" office:value="0.13275" calcext:value-type="float">
            <text:p>0,132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18723" calcext:value-type="float">
            <text:p>0,218723</text:p>
          </table:table-cell>
          <table:table-cell office:value-type="float" office:value="0.162" calcext:value-type="float">
            <text:p>0,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/00/0000</text:date>, <text:time style:data-style-name="N2" text:time-value="17:49:06.5010095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4:29:02.745747295</meta:creation-date>
    <dc:date>2017-09-21T18:27:58.077153610</dc:date>
    <meta:editing-duration>PT52M32S</meta:editing-duration>
    <meta:editing-cycles>2</meta:editing-cycles>
    <meta:generator>LibreOffice/5.4.1.2$Linux_X86_64 LibreOffice_project/40m0$Build-2</meta:generator>
    <meta:document-statistic meta:table-count="1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005cm" style:legend-expansion="high" chart:style-name="ch2"/>
        <chart:plot-area chart:style-name="ch3" table:cell-range-address="Hoja1.A1:Hoja1.C11" chart:data-source-has-labels="row" svg:x="0.32cm" svg:y="0.18cm" svg:width="13.275cm" svg:height="8.64cm">
          <chartooo:coordinate-region svg:x="1.232cm" svg:y="0.353cm" svg:width="11.898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1" chart:label-cell-address="Hoja1.B1:Hoja1.B1" chart:class="chart:scatter">
            <chart:domain table:cell-range-address="Hoja1.A2:Hoja1.A11"/>
            <chart:data-point chart:repeated="10"/>
          </chart:series>
          <chart:series chart:style-name="ch7" chart:values-cell-range-address="Hoja1.C2:Hoja1.C11" chart:label-cell-address="Hoja1.C1:Hoja1.C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</text:p>
                <draw:g>
                  <svg:desc>Hoja1.B1:Hoja1.B1</svg:desc>
                </draw:g>
              </table:table-cell>
              <table:table-cell office:value-type="string">
                <text:p>Java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oja1.A2:Hoja1.A11</svg:desc>
                </draw:g>
              </table:table-cell>
              <table:table-cell office:value-type="float" office:value="0.002399">
                <text:p>0.002399</text:p>
                <draw:g>
                  <svg:desc>Hoja1.B2:Hoja1.B11</svg:desc>
                </draw:g>
              </table:table-cell>
              <table:table-cell office:value-type="float" office:value="0.0021">
                <text:p>0.0021</text:p>
                <draw:g>
                  <svg:desc>Hoja1.C2:Hoja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08472">
                <text:p>0.008472</text:p>
              </table:table-cell>
              <table:table-cell office:value-type="float" office:value="0.00565">
                <text:p>0.00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18847">
                <text:p>0.018847</text:p>
              </table:table-cell>
              <table:table-cell office:value-type="float" office:value="0.01275">
                <text:p>0.01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0.033632">
                <text:p>0.033632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052728">
                <text:p>0.052728</text:p>
              </table:table-cell>
              <table:table-cell office:value-type="float" office:value="0.03885">
                <text:p>0.03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0.075485">
                <text:p>0.075485</text:p>
              </table:table-cell>
              <table:table-cell office:value-type="float" office:value="0.05475">
                <text:p>0.05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0.10395">
                <text:p>0.10395</text:p>
              </table:table-cell>
              <table:table-cell office:value-type="float" office:value="0.07615">
                <text:p>0.07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.137104">
                <text:p>0.137104</text:p>
              </table:table-cell>
              <table:table-cell office:value-type="float" office:value="0.10175">
                <text:p>0.10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0.1753">
                <text:p>0.1753</text:p>
              </table:table-cell>
              <table:table-cell office:value-type="float" office:value="0.13275">
                <text:p>0.13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0.218723">
                <text:p>0.218723</text:p>
              </table:table-cell>
              <table:table-cell office:value-type="float" office:value="0.162">
                <text:p>0.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